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eeeeee" draw:fill-gradient-name="Gradient_20_25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="gradient" draw:fill-color="#eeeeee" draw:fill-gradient-name="Gradient_20_24" draw:textarea-horizontal-align="justify" draw:textarea-vertical-align="middle" draw:auto-grow-height="false" fo:min-height="3.912cm" fo:min-width="0.303cm"/>
    </style:style>
    <style:style style:name="gr4" style:family="graphic" style:parent-style-name="standard">
      <style:graphic-properties svg:stroke-color="#000000" draw:fill="gradient" draw:fill-gradient-name="Gradient_20_27" draw:textarea-horizontal-align="justify" draw:textarea-vertical-align="middle" draw:auto-grow-height="false" fo:min-height="2.126cm" fo:min-width="2.9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2.163cm" fo:min-width="2.294cm"/>
    </style:style>
    <style:style style:name="gr8" style:family="graphic" style:parent-style-name="standard">
      <style:graphic-properties draw:stroke="none" svg:stroke-color="#000000" draw:fill="none" draw:fill-color="#ffffff" fo:min-height="0.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3cm"/>
      <style:paragraph-properties style:writing-mode="lr-tb"/>
    </style:style>
    <style:style style:name="P1" style:family="paragraph">
      <loext:graphic-properties draw:fill="gradient" draw:fill-color="#eeeeee" draw:fill-gradient-name="Gradient_20_2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gradient" draw:fill-color="#eeeeee" draw:fill-gradient-name="Gradient_20_24"/>
      <style:paragraph-properties fo:text-align="center"/>
    </style:style>
    <style:style style:name="P4" style:family="paragraph">
      <loext:graphic-properties draw:fill="gradient" draw:fill-gradient-name="Gradient_20_27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gradient" draw:fill-gradient-name="Gradient_20_2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905cm" svg:x="5.575cm" svg:y="4.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1cm" svg:height="0.962cm" svg:x="7.472cm" svg:y="5.148cm">
          <draw:text-box>
            <text:p><text:span text:style-name="T1">CNN</text:span></text:p>
          </draw:text-box>
        </draw:frame>
        <draw:custom-shape draw:style-name="gr3" draw:text-style-name="P3" draw:layer="layout" svg:width="0.889cm" svg:height="4.248cm" svg:x="12.251cm" svg:y="3.4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469cm" svg:height="3.776cm" svg:x="14.716cm" svg:y="3.7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2" draw:layer="layout" svg:width="5.066cm" svg:height="1.673cm" svg:x="14.957cm" svg:y="4.806cm">
          <draw:text-box>
            <text:p><text:span text:style-name="T1">triplet loss </text:span></text:p>
            <text:p><text:span text:style-name="T1">(online mining)</text:span></text:p>
          </draw:text-box>
        </draw:frame>
        <draw:line draw:style-name="gr6" draw:text-style-name="P5" draw:layer="layout" svg:x1="4.561cm" svg:y1="5.672cm" svg:x2="5.577cm" svg:y2="5.699cm">
          <text:p/>
        </draw:line>
        <draw:custom-shape draw:style-name="gr7" draw:text-style-name="P6" draw:layer="layout" svg:width="2.794cm" svg:height="2.413cm" svg:x="1.294cm" svg:y="4.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2.413cm" svg:x="1.494cm" svg:y="4.6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2.413cm" svg:x="1.675cm" svg:y="4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2.413cm" svg:x="1.875cm" svg:y="5.2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2.413cm" svg:x="2.075cm" svg:y="5.53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74cm" svg:height="0.962cm" svg:x="2.148cm" svg:y="6.164cm">
          <draw:text-box>
            <text:p><text:span text:style-name="T1">images</text:span></text:p>
          </draw:text-box>
        </draw:frame>
        <draw:line draw:style-name="gr6" draw:text-style-name="P5" draw:layer="layout" svg:x1="11.248cm" svg:y1="5.675cm" svg:x2="12.264cm" svg:y2="5.702cm">
          <text:p/>
        </draw:line>
        <draw:custom-shape draw:style-name="gr3" draw:text-style-name="P3" draw:layer="layout" svg:width="0.889cm" svg:height="4.248cm" svg:x="12.451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4.248cm" svg:x="12.651cm" svg:y="3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4.248cm" svg:x="12.851cm" svg:y="4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3.735cm" svg:y1="5.678cm" svg:x2="14.751cm" svg:y2="5.705cm">
          <text:p/>
        </draw:line>
        <draw:frame draw:style-name="gr9" draw:text-style-name="P2" draw:layer="layout" svg:width="4.244cm" svg:height="0.962cm" draw:transform="rotate (1.5707963267949) translate (12.747cm 8.225cm)">
          <draw:text-box>
            <text:p><text:span text:style-name="T1">embedding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radial" draw:cx="50%" draw:cy="50%" draw:start-color="#f6f9d4" draw:end-color="#5eb91e" draw:start-intensity="100%" draw:end-intensity="100%" draw:border="0%"/>
    <draw:gradient draw:name="Gradient_20_24" draw:display-name="Gradient 24" draw:style="radial" draw:cx="50%" draw:cy="50%" draw:start-color="#ffffd7" draw:end-color="#ffff6d" draw:start-intensity="100%" draw:end-intensity="100%" draw:border="0%"/>
    <draw:gradient draw:name="Gradient_20_25" draw:display-name="Gradient 25" draw:style="radial" draw:cx="50%" draw:cy="50%" draw:start-color="#eeeeee" draw:end-color="#b2b2b2" draw:start-intensity="100%" draw:end-intensity="100%" draw:border="0%"/>
    <draw:gradient draw:name="Gradient_20_27" draw:display-name="Gradient 27" draw:style="radial" draw:cx="50%" draw:cy="50%" draw:start-color="#ffd8ce" draw:end-color="#ff6d6d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2T15:37:23.813000000</meta:creation-date>
    <meta:generator>LibreOffice/6.4.0.3$Windows_X86_64 LibreOffice_project/b0a288ab3d2d4774cb44b62f04d5d28733ac6df8</meta:generator>
    <dc:date>2020-06-22T16:53:57.856000000</dc:date>
    <meta:editing-duration>PT15M18S</meta:editing-duration>
    <meta:editing-cycles>3</meta:editing-cycles>
    <meta:document-statistic meta:object-count="18"/>
  </office:meta>
</office:document-meta>
</file>